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officeooo:rsid="0015eee9"/>
    </style:style>
    <style:style style:name="T8" style:family="text">
      <style:text-properties officeooo:rsid="0016d77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4"> DPAS/SIS/BADA/SUSPENSION/</text:span><text:span text:style-name="T4"><text:date style:data-style-name="N106" text:date-value="2015-03-31T14:14:52.248000204">2015</text:date></text:span></text:p>
              <text:p text:style-name="P7"><text:span text:style-name="T3"><text:s text:c="9"/>Matricule CAF : </text:span><text:span text:style-name="T3"><text:user-field-get text:name="dossier_matricule"/></text:span></text:p>
              <text:p text:style-name="P7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, le <text:date style:data-style-name="N36" text:date-value="2015-03-31T14:14:52.248000204">31/03/2015</text:date></text:p>
            </table:table-cell>
            <table:table-cell table:style-name="Tableau1.B3" office:value-type="string">
              <text:p text:style-name="P9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.</text:p>
        <text:p text:style-name="P15"/>
        <text:p text:style-name="P15">Après avoir pris connaissance de son avis, il a été décidé, compte tenu de l’absence de démarches d’insertion de votre part malgré nos multiples sollicitations, de suspendre votre allocation de Revenu de Solidarité Active (RSA) d’un montant de :</text:p>
        <text:p text:style-name="P15"/>
        <text:p text:style-name="P15">La Caisse d’Allocations Familiales (CAF) effectuera cette suspension à compter de <text:date style:data-style-name="N34" text:date-value="2015-03-31T14:14:52.263999790">mars</text:date> payable en <text:date style:data-style-name="N34" text:date-value="2015-03-31T14:14:52.263999790" text:date-adjust="PT744H00M00S">mai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8">départemental</text:span>, Hôtel du Département – BP 93 – 93006 Bobigny Cedex.</text:p>
        <text:p text:style-name="P4"/>
        <text:p text:style-name="P14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8"/>
        <text:p text:style-name="P16">Pour le Président du Conseil <text:span text:style-name="T7">départemental</text:span></text:p>
        <text:p text:style-name="P16">et par délégation,</text:p>
        <text:p text:style-name="P16"/>
        <text:p text:style-name="P16"/>
        <text:p text:style-name="P17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14:52.123000000</dc:date>
    <dc:creator>linda baitech</dc:creator>
    <meta:editing-duration>PT6H29M28S</meta:editing-duration>
    <meta:editing-cycles>104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67" meta:character-count="1095" meta:non-whitespace-character-count="925"/>
  </office:meta>
</office:document-meta>
</file>